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cc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7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Get Li to check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diagram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Download Model data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check structure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check resolutiu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vi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Plot Map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8th Feb: Job:<text:a xlink:href="http://admin.exeter.ac.uk/personnel/jobs/R51728.pdf" xlink:type="simple">http://admin.exeter.ac.uk/personnel/jobs/R51728.pdf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thesis guy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Stev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6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6"/>
          <table:table-cell table:style-name="ce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9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9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6" table:number-columns-repeated="7"/>
          <table:table-cell table:style-name="ce10" office:value-type="string" calcext:value-type="string" table:number-columns-spanned="7" table:number-rows-spanned="1">
            <text:p>Review stach model</text:p>
          </table:table-cell>
          <table:covered-table-cell table:number-columns-repeated="6" table:style-name="ce10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  <table:table-row table:style-name="ro1">
          <table:covered-table-cell table:style-name="ce1"/>
          <table:table-cell table:style-name="ce6" table:number-columns-repeated="7"/>
          <table:table-cell table:style-name="ce10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15T09:15:48.287541838</dc:date>
    <dc:creator>Douglas Kelley</dc:creator>
    <meta:editing-duration>P3DT16H58M43S</meta:editing-duration>
    <meta:editing-cycles>9</meta:editing-cycles>
    <meta:generator>LibreOffice/4.4.6.3$Linux_X86_64 LibreOffice_project/40m0$Build-3</meta:generator>
    <meta:document-statistic meta:table-count="2" meta:cell-count="31" meta:object-count="0"/>
  </office:meta>
</office:document-meta>
</file>